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5cm" loext:decorative="false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457cm" fo:min-width="0.207cm" loext:decorative="false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457cm" fo:min-width="0.207cm" loext:decorative="false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457cm" fo:min-width="0.207cm" loext:decorative="false"/>
    </style:style>
    <style:style style:name="gr8" style:family="graphic" style:parent-style-name="standard">
      <style:graphic-properties draw:fill-color="#158466" draw:textarea-horizontal-align="justify" draw:textarea-vertical-align="middle" draw:auto-grow-height="false" fo:min-height="0.457cm" fo:min-width="0.207cm" loext:decorative="false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0.457cm" fo:min-width="0.20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9.9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5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23.461cm" loext:decorative="false"/>
      <style:paragraph-properties style:writing-mode="lr-tb"/>
    </style:style>
    <style:style style:name="gr14" style:family="graphic" style:parent-style-name="standard">
      <style:graphic-properties svg:stroke-width="0.279cm" svg:stroke-color="#ff0000" draw:marker-start-width="0.635cm" draw:marker-end-width="0.635cm" draw:textarea-horizontal-align="justify" draw:textarea-vertical-align="middle" draw:auto-grow-height="false" fo:min-height="2.096cm" fo:min-width="2.637cm" fo:padding-top="0.249cm" fo:padding-bottom="0.249cm" fo:padding-left="0.374cm" fo:padding-right="0.374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6" style:family="graphic" style:parent-style-name="standard">
      <style:graphic-properties svg:stroke-width="0.279cm" svg:stroke-color="#ffff00" draw:marker-start-width="0.635cm" draw:marker-end-width="0.635cm" draw:textarea-horizontal-align="justify" draw:textarea-vertical-align="middle" draw:auto-grow-height="false" fo:min-height="2.096cm" fo:min-width="2.637cm" fo:padding-top="0.249cm" fo:padding-bottom="0.249cm" fo:padding-left="0.374cm" fo:padding-right="0.374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8cm" loext:decorative="false"/>
      <style:paragraph-properties style:writing-mode="lr-tb"/>
    </style:style>
    <style:style style:name="gr18" style:family="graphic" style:parent-style-name="standard">
      <style:graphic-properties svg:stroke-width="0.279cm" svg:stroke-color="#729fcf" draw:marker-start-width="0.635cm" draw:marker-end-width="0.635cm" draw:textarea-horizontal-align="justify" draw:textarea-vertical-align="middle" draw:auto-grow-height="false" fo:min-height="0.999cm" fo:min-width="2.637cm" fo:padding-top="0.249cm" fo:padding-bottom="0.249cm" fo:padding-left="0.374cm" fo:padding-right="0.374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1cm" loext:decorative="false"/>
      <style:paragraph-properties style:writing-mode="lr-tb"/>
    </style:style>
    <style:style style:name="gr20" style:family="graphic" style:parent-style-name="standard">
      <style:graphic-properties svg:stroke-width="0.279cm" svg:stroke-color="#00a933" draw:marker-start-width="0.635cm" draw:marker-end-width="0.635cm" draw:textarea-horizontal-align="justify" draw:textarea-vertical-align="middle" draw:auto-grow-height="false" fo:min-height="0.999cm" fo:min-width="2.637cm" fo:padding-top="0.249cm" fo:padding-bottom="0.249cm" fo:padding-left="0.374cm" fo:padding-right="0.374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1.829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2.59cm" style:use-optimal-column-width="false"/>
    </style:style>
    <style:style style:name="co2" style:family="table-column">
      <style:table-column-properties style:column-width="2.593cm" style:use-optimal-column-width="false"/>
    </style:style>
    <style:style style:name="ro1" style:family="table-row">
      <style:table-row-properties style:row-height="1.364cm" style:use-optimal-row-height="false"/>
    </style:style>
    <style:style style:name="ro2" style:family="table-row">
      <style:table-row-properties style:row-height="1.438cm" style:use-optimal-row-height="false"/>
    </style:style>
    <style:style style:name="ro3" style:family="table-row">
      <style:table-row-properties style:row-height="1.435cm" style:use-optimal-row-height="false"/>
    </style:style>
    <style:style style:name="ce1" style:family="table-cell">
      <style:paragraph-properties fo:text-align="center" fo:border="0.28pt solid #ffffff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158466"/>
      <style:paragraph-properties fo:text-align="center"/>
    </style:style>
    <style:style style:name="P8" style:family="paragraph">
      <loext:graphic-properties draw:fill-color="#ff972f"/>
      <style:paragraph-properties fo:text-align="center"/>
    </style:style>
    <style:style style:name="P9" style:family="paragraph">
      <loext:graphic-properties draw:fill="none" draw:fill-color="#ffffff"/>
      <style:text-properties fo:color="#ff0000" loext:opacity="100%"/>
    </style:style>
    <style:style style:name="P10" style:family="paragraph">
      <loext:graphic-properties draw:fill="none" draw:fill-color="#ffffff"/>
      <style:text-properties fo:color="#ffff00" loext:opacity="100%"/>
    </style:style>
    <style:style style:name="P11" style:family="paragraph">
      <loext:graphic-properties draw:fill="none" draw:fill-color="#ffffff"/>
      <style:text-properties fo:color="#729fcf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a933" loext:opacity="100%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" fo:font-size="40pt" style:font-name-asian="Liberation Serif" style:font-size-asian="40pt" style:font-name-complex="Liberation Serif" style:font-size-complex="40pt"/>
    </style:style>
    <style:style style:name="T4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5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6" style:family="text">
      <style:text-properties style:font-name="Liberation Serif" fo:font-size="32pt" style:font-name-asian="Liberation Serif" style:font-size-asian="32pt" style:font-name-complex="Liberation Serif" style:font-size-complex="32pt"/>
    </style:style>
    <style:style style:name="T7" style:family="text">
      <style:text-properties fo:color="#ff0000" loext:opacity="100%"/>
    </style:style>
    <style:style style:name="T8" style:family="text">
      <style:text-properties fo:color="#ffff00" loext:opacity="100%"/>
    </style:style>
    <style:style style:name="T9" style:family="text">
      <style:text-properties fo:color="#729fcf" loext:opacity="100%" fo:font-weight="bold" style:font-weight-asian="bold" style:font-weight-complex="bold"/>
    </style:style>
    <style:style style:name="T10" style:family="text">
      <style:text-properties fo:color="#00a93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156cm" svg:height="0.962cm" svg:x="7.36cm" svg:y="8.89cm">
          <draw:text-box>
            <text:p>Lecture 11 : Five Variable Karnaugh Map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Five variable K-Map</text:p>
          </draw:text-box>
        </draw:frame>
        <draw:frame draw:style-name="gr3" draw:layer="layout" svg:width="12.952cm" svg:height="6.964cm" svg:x="0.658cm" svg:y="3.8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C\DE</text:span></text:p>
              </table:table-cell>
              <table:table-cell>
                <text:p text:style-name="P3"><text:span text:style-name="T1">00</text:span></text:p>
              </table:table-cell>
              <table:table-cell>
                <text:p text:style-name="P3"><text:span text:style-name="T1">01</text:span></text:p>
              </table:table-cell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0</text:span></text:p>
              </table:table-cell>
            </table:table-row>
            <table:table-row table:style-name="ro1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11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2.952cm" svg:height="6.964cm" svg:x="14.459cm" svg:y="3.8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C\DE</text:span></text:p>
              </table:table-cell>
              <table:table-cell>
                <text:p text:style-name="P3"><text:span text:style-name="T1">00</text:span></text:p>
              </table:table-cell>
              <table:table-cell>
                <text:p text:style-name="P3"><text:span text:style-name="T1">01</text:span></text:p>
              </table:table-cell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0</text:span></text:p>
              </table:table-cell>
            </table:table-row>
            <table:table-row table:style-name="ro1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11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.65cm" svg:height="0.962cm" svg:x="6.615cm" svg:y="2.684cm">
          <draw:text-box>
            <text:p>A=0</text:p>
          </draw:text-box>
        </draw:frame>
        <draw:frame draw:style-name="gr4" draw:text-style-name="P1" draw:layer="layout" svg:width="1.65cm" svg:height="0.962cm" svg:x="20.515cm" svg:y="2.684cm">
          <draw:text-box>
            <text:p>A=1</text:p>
          </draw:text-box>
        </draw:frame>
        <draw:custom-shape draw:style-name="gr5" draw:text-style-name="P4" draw:layer="layout" svg:width="0.999cm" svg:height="0.999cm" svg:x="4.0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99cm" svg:height="0.999cm" svg:x="17.6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99cm" svg:height="0.999cm" svg:x="11.8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99cm" svg:height="0.999cm" svg:x="25.6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99cm" svg:height="0.999cm" svg:x="4.08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99cm" svg:height="0.999cm" svg:x="11.8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99cm" svg:height="0.999cm" svg:x="17.6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99cm" svg:height="0.999cm" svg:x="25.6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999cm" svg:height="0.999cm" svg:x="6.58cm" svg:y="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999cm" svg:height="0.999cm" svg:x="9.18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999cm" svg:height="0.999cm" svg:x="6.58cm" svg:y="8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999cm" svg:height="0.999cm" svg:x="9.18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999cm" svg:height="0.999cm" svg:x="20.48cm" svg:y="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999cm" svg:height="0.999cm" svg:x="23.08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999cm" svg:height="0.999cm" svg:x="20.48cm" svg:y="8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999cm" svg:height="0.999cm" svg:x="23.08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99cm" svg:height="0.999cm" svg:x="4.0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99cm" svg:height="0.999cm" svg:x="6.5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99cm" svg:height="0.999cm" svg:x="9.2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99cm" svg:height="0.999cm" svg:x="11.7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99cm" svg:height="0.999cm" svg:x="17.8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99cm" svg:height="0.999cm" svg:x="20.3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99cm" svg:height="0.999cm" svg:x="23.0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99cm" svg:height="0.999cm" svg:x="25.5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Five variable K-Map</text:p>
          </draw:text-box>
        </draw:frame>
        <draw:frame draw:style-name="gr3" draw:layer="layout" svg:width="12.952cm" svg:height="6.964cm" svg:x="0.658cm" svg:y="3.8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C\DE</text:span></text:p>
              </table:table-cell>
              <table:table-cell>
                <text:p text:style-name="P3"><text:span text:style-name="T1">00</text:span></text:p>
              </table:table-cell>
              <table:table-cell>
                <text:p text:style-name="P3"><text:span text:style-name="T1">01</text:span></text:p>
              </table:table-cell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0</text:span></text:p>
              </table:table-cell>
            </table:table-row>
            <table:table-row table:style-name="ro1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11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12.952cm" svg:height="6.964cm" svg:x="14.459cm" svg:y="3.8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C\DE</text:span></text:p>
              </table:table-cell>
              <table:table-cell>
                <text:p text:style-name="P3"><text:span text:style-name="T1">00</text:span></text:p>
              </table:table-cell>
              <table:table-cell>
                <text:p text:style-name="P3"><text:span text:style-name="T1">01</text:span></text:p>
              </table:table-cell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0</text:span></text:p>
              </table:table-cell>
            </table:table-row>
            <table:table-row table:style-name="ro1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11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" draw:text-style-name="P1" draw:layer="layout" svg:width="1.65cm" svg:height="0.962cm" svg:x="6.615cm" svg:y="2.684cm">
          <draw:text-box>
            <text:p>A=0</text:p>
          </draw:text-box>
        </draw:frame>
        <draw:frame draw:style-name="gr4" draw:text-style-name="P1" draw:layer="layout" svg:width="1.65cm" svg:height="0.962cm" svg:x="20.515cm" svg:y="2.684cm">
          <draw:text-box>
            <text:p>A=1</text:p>
          </draw:text-box>
        </draw:frame>
        <draw:custom-shape draw:style-name="gr6" draw:text-style-name="P5" draw:layer="layout" svg:width="0.999cm" svg:height="0.999cm" svg:x="11.8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99cm" svg:height="0.999cm" svg:x="9.2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99cm" svg:height="0.999cm" svg:x="11.8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99cm" svg:height="0.999cm" svg:x="9.2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99cm" svg:height="0.999cm" svg:x="25.78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99cm" svg:height="0.999cm" svg:x="23.18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99cm" svg:height="0.999cm" svg:x="25.7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99cm" svg:height="0.999cm" svg:x="23.1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99cm" svg:height="0.999cm" svg:x="3.9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99cm" svg:height="0.999cm" svg:x="6.6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99cm" svg:height="0.999cm" svg:x="3.9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99cm" svg:height="0.999cm" svg:x="6.6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99cm" svg:height="0.999cm" svg:x="17.8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99cm" svg:height="0.999cm" svg:x="20.5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99cm" svg:height="0.999cm" svg:x="17.8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99cm" svg:height="0.999cm" svg:x="20.5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4.385cm" svg:height="0.962cm" svg:x="2.273cm" svg:y="12.074cm">
          <draw:text-box>
            <text:p>2, 4, 8, 16, 32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Five variable K-Map</text:p>
          </draw:text-box>
        </draw:frame>
        <draw:frame draw:style-name="gr3" draw:layer="layout" svg:width="12.952cm" svg:height="6.964cm" svg:x="0.658cm" svg:y="3.8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C\DE</text:span></text:p>
              </table:table-cell>
              <table:table-cell>
                <text:p text:style-name="P3"><text:span text:style-name="T1">00</text:span></text:p>
              </table:table-cell>
              <table:table-cell>
                <text:p text:style-name="P3"><text:span text:style-name="T1">01</text:span></text:p>
              </table:table-cell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0</text:span></text:p>
              </table:table-cell>
            </table:table-row>
            <table:table-row table:style-name="ro1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11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12.952cm" svg:height="6.964cm" svg:x="14.459cm" svg:y="3.8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C\DE</text:span></text:p>
              </table:table-cell>
              <table:table-cell>
                <text:p text:style-name="P3"><text:span text:style-name="T1">00</text:span></text:p>
              </table:table-cell>
              <table:table-cell>
                <text:p text:style-name="P3"><text:span text:style-name="T1">01</text:span></text:p>
              </table:table-cell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0</text:span></text:p>
              </table:table-cell>
            </table:table-row>
            <table:table-row table:style-name="ro1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11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1" draw:layer="layout" svg:width="1.65cm" svg:height="0.962cm" svg:x="6.615cm" svg:y="2.684cm">
          <draw:text-box>
            <text:p>A=0</text:p>
          </draw:text-box>
        </draw:frame>
        <draw:frame draw:style-name="gr4" draw:text-style-name="P1" draw:layer="layout" svg:width="1.65cm" svg:height="0.962cm" svg:x="20.515cm" svg:y="2.684cm">
          <draw:text-box>
            <text:p>A=1</text:p>
          </draw:text-box>
        </draw:frame>
        <draw:frame draw:style-name="gr11" draw:text-style-name="P1" draw:layer="layout" svg:width="20.407cm" svg:height="1.813cm" svg:x="3.848cm" svg:y="12.113cm">
          <draw:text-box>
            <text:p><text:span text:style-name="T2">F</text:span> = <text:span text:style-name="T3">Σ</text:span><text:span text:style-name="T4">m </text:span><text:span text:style-name="T5">(0,1,2,4,7,8,12,14,15,16,17,18,20,24,28,30,31)</text:span></text:p>
          </draw:text-box>
        </draw:frame>
        <draw:frame draw:style-name="gr12" draw:text-style-name="P1" draw:layer="layout" svg:width="12.258cm" svg:height="0.962cm" svg:x="4.621cm" svg:y="14.571cm">
          <draw:text-box>
            <text:p>F = D’E’ + BCD + B’C’E’ + B’C’D’ + A’CDE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13" draw:text-style-name="P1" draw:layer="layout" svg:width="23.961cm" svg:height="1.813cm" svg:x="2.037cm" svg:y="2.202cm">
          <draw:text-box>
            <text:p><text:span text:style-name="T2">F</text:span> = <text:span text:style-name="T3">Σ</text:span><text:span text:style-name="T4">m </text:span><text:span text:style-name="T5">(6,9,13,18,19,25,27,29,31) </text:span><text:span text:style-name="T6">+ d(2,3,11,15,17,24,28)</text:span></text:p>
          </draw:text-box>
        </draw:frame>
        <draw:frame draw:style-name="gr3" draw:layer="layout" svg:width="12.952cm" svg:height="6.964cm" svg:x="0.659cm" svg:y="4.8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C\DE</text:span></text:p>
              </table:table-cell>
              <table:table-cell>
                <text:p text:style-name="P3"><text:span text:style-name="T1">00</text:span></text:p>
              </table:table-cell>
              <table:table-cell>
                <text:p text:style-name="P3"><text:span text:style-name="T1">01</text:span></text:p>
              </table:table-cell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0</text:span></text:p>
              </table:table-cell>
            </table:table-row>
            <table:table-row table:style-name="ro1" table:default-cell-style-name="ce1">
              <table:table-cell>
                <text:p text:style-name="P3">00</text:p>
              </table:table-cell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1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3"><text:span text:style-name="T1">11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  <table:table-row table:style-name="ro3" table:default-cell-style-name="ce1">
              <table:table-cell>
                <text:p text:style-name="P3"><text:span text:style-name="T1">10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12.952cm" svg:height="6.964cm" svg:x="14.311cm" svg:y="4.9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C\DE</text:span></text:p>
              </table:table-cell>
              <table:table-cell>
                <text:p text:style-name="P3"><text:span text:style-name="T1">00</text:span></text:p>
              </table:table-cell>
              <table:table-cell>
                <text:p text:style-name="P3"><text:span text:style-name="T1">01</text:span></text:p>
              </table:table-cell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0</text:span></text:p>
              </table:table-cell>
            </table:table-row>
            <table:table-row table:style-name="ro1" table:default-cell-style-name="ce1">
              <table:table-cell>
                <text:p text:style-name="P3">00</text:p>
              </table:table-cell>
              <table:table-cell/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11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3" table:default-cell-style-name="ce1">
              <table:table-cell>
                <text:p text:style-name="P3"><text:span text:style-name="T1">10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gr4" draw:text-style-name="P1" draw:layer="layout" svg:width="1.65cm" svg:height="0.962cm" svg:x="6.615cm" svg:y="3.884cm">
          <draw:text-box>
            <text:p>A=0</text:p>
          </draw:text-box>
        </draw:frame>
        <draw:frame draw:style-name="gr4" draw:text-style-name="P1" draw:layer="layout" svg:width="1.65cm" svg:height="0.962cm" svg:x="20.515cm" svg:y="3.884cm">
          <draw:text-box>
            <text:p>A=1</text:p>
          </draw:text-box>
        </draw:frame>
        <draw:custom-shape draw:style-name="gr14" draw:text-style-name="P3" draw:layer="layout" svg:width="4.785cm" svg:height="3.666cm" svg:x="19.81cm" svg:y="8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785cm" svg:height="3.666cm" svg:x="6.01cm" svg:y="8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1.349cm" svg:height="0.962cm" svg:x="7.258cm" svg:y="12.59cm">
          <draw:text-box>
            <text:p><text:span text:style-name="T7">BE</text:span></text:p>
          </draw:text-box>
        </draw:frame>
        <draw:custom-shape draw:style-name="gr16" draw:text-style-name="P3" draw:layer="layout" svg:width="4.785cm" svg:height="3.666cm" svg:x="17.01cm" svg:y="8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808cm" svg:height="0.962cm" svg:x="18.471cm" svg:y="12.592cm">
          <draw:text-box>
            <text:p><text:span text:style-name="T8">ABD</text:span></text:p>
          </draw:text-box>
        </draw:frame>
        <draw:custom-shape draw:style-name="gr18" draw:text-style-name="P3" draw:layer="layout" svg:width="4.785cm" svg:height="2.117cm" svg:x="22.41cm" svg:y="5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785cm" svg:height="2.117cm" svg:x="8.81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2.231cm" svg:height="0.962cm" svg:x="24.056cm" svg:y="12.594cm">
          <draw:text-box>
            <text:p><text:span text:style-name="T9">B’C’D</text:span></text:p>
          </draw:text-box>
        </draw:frame>
        <draw:custom-shape draw:style-name="gr20" draw:text-style-name="P3" draw:layer="layout" svg:width="4.785cm" svg:height="2.117cm" draw:transform="rotate (-1.52000724556186) translate (13.237cm 5.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2.796cm" svg:height="0.962cm" svg:x="11.456cm" svg:y="12.612cm">
          <draw:text-box>
            <text:p><text:span text:style-name="T10">A’B’DE’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opacity="0%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1DT13M54S</meta:editing-duration>
    <meta:editing-cycles>147</meta:editing-cycles>
    <meta:generator>LibreOffice/24.8.7.2$Linux_X86_64 LibreOffice_project/480$Build-2</meta:generator>
    <dc:title>Portfolio</dc:title>
    <dc:date>2025-09-08T10:55:53.062354782</dc:date>
    <meta:document-statistic meta:object-count="159"/>
  </office:meta>
</office:document-meta>
</file>